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300000013E6146E0D79540C01.png" manifest:media-type="image/png"/>
  <manifest:file-entry manifest:full-path="Pictures/100002010000001300000013CD8D00564DD338EA.png" manifest:media-type="image/png"/>
  <manifest:file-entry manifest:full-path="Pictures/100002010000001300000013627E6187B9C2CDDB.png" manifest:media-type="image/png"/>
  <manifest:file-entry manifest:full-path="Pictures/10000100000001F7000001F73CABA3BB502B421E.svg" manifest:media-type="image/svg+xml"/>
  <manifest:file-entry manifest:full-path="Pictures/100001FC000001F7000001F72EA807FA18672E79.svg" manifest:media-type="image/svg+xml"/>
  <manifest:file-entry manifest:full-path="Pictures/10000201000000190000001961563E88354C5278.png" manifest:media-type="image/png"/>
  <manifest:file-entry manifest:full-path="Pictures/100001F100000295000002959229E1247D53BFA2.svg" manifest:media-type="image/svg+xml"/>
  <manifest:file-entry manifest:full-path="Pictures/1000020100000019000000193DC406448B500A22.png" manifest:media-type="image/png"/>
  <manifest:file-entry manifest:full-path="Pictures/100000C0000002950000029588EFF5B20480C253.svg" manifest:media-type="image/svg+xml"/>
  <manifest:file-entry manifest:full-path="Pictures/100002010000001900000019CF05413DD96A0C20.png" manifest:media-type="image/png"/>
  <manifest:file-entry manifest:full-path="Pictures/1000115100000295000002950C342C4E2C384DBD.svg" manifest:media-type="image/svg+xml"/>
  <manifest:file-entry manifest:full-path="Pictures/10000180000002950000029521297FBB41CAF42A.svg" manifest:media-type="image/svg+xml"/>
  <manifest:file-entry manifest:full-path="Pictures/100000C8000001F7000001F74F08A667BCFAAE84.svg" manifest:media-type="image/svg+xml"/>
  <manifest:file-entry manifest:full-path="Pictures/100000F70000029500000295D872DED80777487E.svg" manifest:media-type="image/svg+xml"/>
  <manifest:file-entry manifest:full-path="Pictures/1000020100000019000000194F1A01C94F5D9B70.png" manifest:media-type="image/png"/>
  <manifest:file-entry manifest:full-path="Pictures/100002010000001900000019A238BA082ACA8C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14.2cm" fo:min-width="9.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4.2cm" fo:min-width="17.9cm"/>
    </style:style>
    <style:style style:name="gr3" style:family="graphic" style:parent-style-name="standard">
      <style:graphic-properties draw:stroke="none" draw:fill-color="#00aaad" draw:textarea-horizontal-align="justify" draw:textarea-vertical-align="middle" draw:auto-grow-height="false" fo:min-height="1.05cm" fo:min-width="27.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17.204cm"/>
    </style:style>
    <style:style style:name="gr7" style:family="graphic" style:parent-style-name="standard">
      <style:graphic-properties draw:stroke="none" draw:fill-color="#00aaad" draw:textarea-horizontal-align="justify" draw:textarea-vertical-align="middle" draw:auto-grow-height="false" fo:min-height="0.486cm" fo:min-width="0.436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517cm"/>
    </style:style>
    <style:style style:name="gr10" style:family="graphic" style:parent-style-name="standard">
      <style:graphic-properties draw:stroke="none" svg:stroke-color="#000000" draw:fill="none" draw:fill-color="#ffffff" fo:min-height="0.458cm"/>
    </style:style>
    <style:style style:name="gr11" style:family="graphic" style:parent-style-name="standard">
      <style:graphic-properties draw:stroke="none" draw:fill-color="#add58a" draw:textarea-horizontal-align="justify" draw:textarea-vertical-align="middle" draw:auto-grow-height="false" fo:min-height="0.528cm" fo:min-width="0.278cm"/>
    </style:style>
    <style:style style:name="gr12" style:family="graphic" style:parent-style-name="standard">
      <style:graphic-properties draw:stroke="none" draw:fill-color="#7477b8" draw:textarea-horizontal-align="justify" draw:textarea-vertical-align="middle" draw:auto-grow-height="false" fo:min-height="0.528cm" fo:min-width="0.27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5" style:family="graphic" style:parent-style-name="standard">
      <style:graphic-properties draw:stroke="none" draw:fill-color="#cccccc" draw:textarea-horizontal-align="justify" draw:textarea-vertical-align="middle" draw:auto-grow-height="false" fo:min-height="0.55cm" fo:min-width="17.298cm"/>
    </style:style>
    <style:style style:name="gr16" style:family="graphic" style:parent-style-name="standard">
      <style:graphic-properties draw:stroke="none" draw:fill="none" fo:min-height="0.32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7.298cm"/>
    </style:style>
    <style:style style:name="gr18" style:family="graphic" style:parent-style-name="standard">
      <style:graphic-properties draw:stroke="none" draw:fill-color="#dddddd" draw:textarea-horizontal-align="justify" draw:textarea-vertical-align="middle" draw:auto-grow-height="false" fo:min-height="0.658cm" fo:min-width="0.363cm"/>
    </style:style>
    <style:style style:name="gr19" style:family="graphic" style:parent-style-name="standard">
      <style:graphic-properties draw:stroke="none" draw:fill="solid" draw:fill-color="#dddddd" draw:opacity="100%" draw:opacity-name="" draw:textarea-horizontal-align="justify" draw:textarea-vertical-align="middle" draw:auto-grow-height="false" fo:min-height="0.75cm" fo:min-width="0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0.75cm"/>
    </style:style>
    <style:style style:name="gr22" style:family="graphic" style:parent-style-name="standard">
      <style:graphic-properties draw:stroke="none" draw:fill-color="#eeeeee" draw:textarea-horizontal-align="justify" draw:textarea-vertical-align="middle" draw:auto-grow-height="false" fo:min-height="9.938cm" fo:min-width="16.1cm"/>
    </style:style>
    <style:style style:name="gr23" style:family="graphic" style:parent-style-name="standard">
      <style:graphic-properties draw:stroke="none" draw:fill-color="#00aaad" draw:textarea-horizontal-align="justify" draw:textarea-vertical-align="middle" draw:auto-grow-height="false" fo:min-height="1.05cm" fo:min-width="8.4cm"/>
    </style:style>
    <style:style style:name="gr24" style:family="graphic" style:parent-style-name="Objekt_20_ohne_20_Füllung_20_und_20_Linie">
      <style:graphic-properties draw:textarea-vertical-align="middle" draw:color-mode="standard" draw:luminance="10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-color="#999999" draw:textarea-horizontal-align="justify" draw:textarea-vertical-align="middle" draw:auto-grow-height="false" fo:min-height="0.654cm" fo:min-width="7.804cm"/>
    </style:style>
    <style:style style:name="gr26" style:family="graphic" style:parent-style-name="standard">
      <style:graphic-properties draw:stroke="none" draw:fill-color="#cccccc" draw:textarea-horizontal-align="justify" draw:textarea-vertical-align="middle" draw:auto-grow-height="false" fo:min-height="0.55cm" fo:min-width="7.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7.8cm"/>
    </style:style>
    <style:style style:name="gr28" style:family="graphic" style:parent-style-name="standard">
      <style:graphic-properties draw:stroke="none" draw:fill-color="#eeeeee" draw:textarea-horizontal-align="justify" draw:textarea-vertical-align="middle" draw:auto-grow-height="false" fo:min-height="14.2cm" fo:min-width="6.4cm"/>
    </style:style>
    <style:style style:name="gr29" style:family="graphic" style:parent-style-name="standard">
      <style:graphic-properties draw:stroke="none" draw:fill-color="#000000" draw:opacity="67%" draw:textarea-horizontal-align="justify" draw:textarea-vertical-align="middle" draw:auto-grow-height="false" fo:min-height="14.2cm" fo:min-width="1.5cm"/>
    </style:style>
    <style:style style:name="gr30" style:family="graphic" style:parent-style-name="standard">
      <style:graphic-properties draw:stroke="none" draw:fill-color="#2b373d" draw:opacity="93%" draw:textarea-horizontal-align="justify" draw:textarea-vertical-align="middle" draw:auto-grow-height="false" fo:min-height="15.5cm" fo:min-width="27.5cm"/>
    </style:style>
    <style:style style:name="gr31" style:family="graphic" style:parent-style-name="standard">
      <style:graphic-properties draw:stroke="none" draw:fill="none" fo:min-height="1.042cm"/>
    </style:style>
    <style:style style:name="gr3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="none" fo:min-height="0.9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MathJax_Typewriter" fo:font-size="22pt"/>
    </style:style>
    <style:style style:name="P6" style:family="paragraph">
      <style:paragraph-properties fo:text-align="start"/>
    </style:style>
    <style:style style:name="P7" style:family="paragraph">
      <loext:graphic-properties draw:fill-color="#999999"/>
      <style:paragraph-properties fo:text-align="start"/>
      <style:text-properties fo:color="#ffffff" style:font-name="MathJax_Typewriter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MathJax_Typewriter"/>
    </style:style>
    <style:style style:name="P9" style:family="paragraph">
      <loext:graphic-properties draw:fill="none" draw:fill-color="#ffffff"/>
      <style:text-properties style:font-name="MathJax_Typewriter" fo:font-size="16pt" style:font-size-asian="16pt" style:font-size-complex="16pt"/>
    </style:style>
    <style:style style:name="P10" style:family="paragraph">
      <loext:graphic-properties draw:fill="none" draw:fill-color="#ffffff"/>
      <style:text-properties style:font-name="MathJax_Typewriter" fo:font-size="14pt" style:font-size-asian="16pt" style:font-size-complex="16pt"/>
    </style:style>
    <style:style style:name="P11" style:family="paragraph">
      <loext:graphic-properties draw:fill-color="#add58a"/>
      <style:paragraph-properties fo:text-align="center"/>
    </style:style>
    <style:style style:name="P12" style:family="paragraph">
      <loext:graphic-properties draw:fill-color="#7477b8"/>
      <style:paragraph-properties fo:text-align="center"/>
    </style:style>
    <style:style style:name="P13" style:family="paragraph">
      <loext:graphic-properties draw:fill="none" draw:fill-color="#ffffff"/>
      <style:text-properties fo:color="#000000" style:font-name="MathJax_Typewriter" fo:font-size="22pt"/>
    </style:style>
    <style:style style:name="P14" style:family="paragraph">
      <loext:graphic-properties draw:fill="none" draw:fill-color="#ffffff"/>
      <style:text-properties fo:color="#000000" style:font-name="MathJax_Typewriter" fo:font-size="12pt"/>
    </style:style>
    <style:style style:name="P15" style:family="paragraph">
      <loext:graphic-properties draw:fill-color="#cccccc"/>
      <style:paragraph-properties fo:text-align="start"/>
      <style:text-properties style:font-name="MathJax_Typewriter" fo:font-size="14pt" style:font-size-asian="14pt" style:font-size-complex="14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-color="#ffffff"/>
      <style:paragraph-properties fo:text-align="start"/>
      <style:text-properties style:font-name="MathJax_Typewriter" fo:font-size="14pt" style:font-size-asian="14pt" style:font-size-complex="14pt"/>
    </style:style>
    <style:style style:name="P18" style:family="paragraph">
      <loext:graphic-properties draw:fill-color="#dddddd"/>
      <style:paragraph-properties fo:text-align="start"/>
      <style:text-properties fo:color="#ffffff" style:font-name="MathJax_Typewriter" fo:font-size="14pt" style:font-size-asian="14pt" style:font-size-complex="14pt"/>
    </style:style>
    <style:style style:name="P19" style:family="paragraph">
      <loext:graphic-properties draw:fill="solid" draw:fill-color="#dddddd" draw:opacity="100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style:text-properties style:font-name="Ubuntu"/>
    </style:style>
    <style:style style:name="P22" style:family="paragraph">
      <loext:graphic-properties draw:fill="none" draw:fill-color="#ffffff"/>
      <style:text-properties style:font-name="Ubuntu"/>
    </style:style>
    <style:style style:name="P23" style:family="paragraph">
      <loext:graphic-properties draw:fill-color="#000000" draw:opacity="67%"/>
      <style:paragraph-properties fo:text-align="center"/>
    </style:style>
    <style:style style:name="P24" style:family="paragraph">
      <loext:graphic-properties draw:fill-color="#2b373d" draw:opacity="93%"/>
      <style:paragraph-properties fo:text-align="center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margin-top="0.42cm" fo:margin-bottom="0.35cm" fo:text-align="center"/>
      <style:text-properties fo:color="#ffffff" style:font-name="MathJax_Typewriter" fo:font-size="32pt" fo:font-weight="normal" style:font-size-asian="10pt" style:font-weight-asian="normal" style:font-size-complex="10pt" style:font-weight-complex="normal"/>
    </style:style>
    <style:style style:name="P27" style:family="paragraph">
      <loext:graphic-properties draw:fill="none"/>
      <style:paragraph-properties fo:margin-top="0cm" fo:margin-bottom="0cm" fo:text-align="center"/>
      <style:text-properties fo:color="#ffffff"/>
    </style:style>
    <style:style style:name="P28" style:family="paragraph">
      <loext:graphic-properties draw:fill="none"/>
      <style:text-properties style:font-name="MathJax_Typewriter" fo:font-size="24pt"/>
    </style:style>
    <style:style style:name="T1" style:family="text">
      <style:text-properties fo:color="#ffffff" style:font-name="MathJax_Typewriter" fo:font-size="22pt"/>
    </style:style>
    <style:style style:name="T2" style:family="text">
      <style:text-properties fo:color="#ffffff" style:font-name="MathJax_Typewriter" fo:font-size="14pt" style:font-size-asian="14pt" style:font-size-complex="14pt"/>
    </style:style>
    <style:style style:name="T3" style:family="text">
      <style:text-properties style:font-name="MathJax_Typewriter"/>
    </style:style>
    <style:style style:name="T4" style:family="text">
      <style:text-properties style:font-name="MathJax_Typewriter" fo:font-size="16pt" style:font-size-asian="16pt" style:font-size-complex="16pt"/>
    </style:style>
    <style:style style:name="T5" style:family="text">
      <style:text-properties style:font-name="MathJax_Typewriter" fo:font-size="14pt" style:font-size-asian="16pt" style:font-size-complex="16pt"/>
    </style:style>
    <style:style style:name="T6" style:family="text">
      <style:text-properties fo:color="#000000" style:font-name="MathJax_Typewriter" fo:font-size="22pt"/>
    </style:style>
    <style:style style:name="T7" style:family="text">
      <style:text-properties fo:color="#000000" style:font-name="MathJax_Typewriter" fo:font-size="12pt"/>
    </style:style>
    <style:style style:name="T8" style:family="text">
      <style:text-properties style:font-name="MathJax_Typewriter" fo:font-size="14pt" style:font-size-asian="14pt" style:font-size-complex="14pt"/>
    </style:style>
    <style:style style:name="T9" style:family="text">
      <style:text-properties style:font-name="MathJax_Typewriter" fo:font-size="10pt" style:font-size-asian="14pt" style:font-size-complex="14pt"/>
    </style:style>
    <style:style style:name="T10" style:family="text">
      <style:text-properties fo:color="#ffffff" style:font-name="MathJax_Typewriter" fo:font-size="32pt" fo:language="en" fo:country="US" fo:font-weight="normal" style:font-size-asian="10pt" style:font-weight-asian="normal" style:font-size-complex="10pt" style:font-weight-complex="normal"/>
    </style:style>
    <style:style style:name="T11" style:family="text">
      <style:text-properties fo:color="#ffffff" style:font-name="MathJax_Typewriter" fo:font-size="24pt"/>
    </style:style>
    <style:style style:name="T1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cm" svg:height="14.45cm" svg:x="18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cm" svg:height="14.45cm" svg:x="0cm" svg:y="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0.2cm" svg:y="0.0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5" draw:layer="layout" svg:width="2.2cm" svg:height="0.967cm" svg:x="1.6cm" svg:y="0.262cm">
          <draw:text-box>
            <text:p><text:span text:style-name="T1">JEDI</text:span></text:p>
          </draw:text-box>
        </draw:frame>
        <draw:custom-shape draw:style-name="gr6" draw:text-style-name="P7" draw:layer="layout" svg:width="17.8cm" svg:height="1cm" svg:x="0.3cm" svg:y="14.5cm">
          <text:p text:style-name="P6"><text:span text:style-name="T2"><text:s text:c="8"/></text:span><text:span text:style-name="T2">Type here...(as </text:span><text:span text:style-name="T2">BennoBianc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17cm" svg:y="14.6cm">
          <text:p/>
          <draw:enhanced-geometry svg:viewBox="0 0 21600 21600" draw:path-stretchpoint-x="10800" draw:path-stretchpoint-y="10800" draw:text-areas="?f3 ?f4 ?f5 ?f6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17.2cm" svg:y="14.668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frame draw:style-name="gr8" draw:text-style-name="P8" draw:layer="layout" svg:width="8.7cm" svg:height="0.9cm" svg:x="18.8cm" svg:y="1.6cm">
          <draw:text-box>
            <text:p><text:span text:style-name="T3">Room: /creator</text:span></text:p>
          </draw:text-box>
        </draw:frame>
        <draw:frame draw:style-name="gr9" draw:text-style-name="P9" draw:layer="layout" svg:width="8.7cm" svg:height="0.767cm" svg:x="18.8cm" svg:y="2.6cm">
          <draw:text-box>
            <text:p><text:span text:style-name="T4">2 Participants:</text:span></text:p>
          </draw:text-box>
        </draw:frame>
        <draw:frame draw:style-name="gr4" draw:text-style-name="P4" draw:layer="layout" svg:width="0.66cm" svg:height="0.66cm" svg:x="19.2cm" svg:y="3.5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0" draw:layer="layout" svg:width="7.8cm" svg:height="0.708cm" svg:x="19.9cm" svg:y="3.5cm">
          <draw:text-box>
            <text:p><text:span text:style-name="T5">BennoBianco(you)</text:span></text:p>
          </draw:text-box>
        </draw:frame>
        <draw:frame draw:style-name="gr4" draw:text-style-name="P4" draw:layer="layout" svg:width="0.66cm" svg:height="0.66cm" svg:x="19.2cm" svg:y="4.4cm">
          <draw:image xlink:href="Pictures/10000180000002950000029521297FBB41CAF42A.svg" xlink:type="simple" xlink:show="embed" xlink:actuate="onLoad">
            <text:p/>
          </draw:image>
          <draw:image xlink:href="Pictures/100002010000001900000019A238BA082ACA8C65.png" xlink:type="simple" xlink:show="embed" xlink:actuate="onLoad"/>
        </draw:frame>
        <draw:frame draw:style-name="gr10" draw:text-style-name="P10" draw:layer="layout" svg:width="7.8cm" svg:height="0.708cm" svg:x="19.9cm" svg:y="4.4cm">
          <draw:text-box>
            <text:p><text:span text:style-name="T5">Captainpast</text:span></text:p>
          </draw:text-box>
        </draw:frame>
        <draw:custom-shape draw:style-name="gr11" draw:text-style-name="P11" draw:layer="layout" svg:width="1.1cm" svg:height="1.1cm" svg:x="25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6cm" svg:height="0.66cm" svg:x="25.208cm" svg:y="14.44cm">
          <draw:image xlink:href="Pictures/100000F70000029500000295D872DED80777487E.svg" xlink:type="simple" xlink:show="embed" xlink:actuate="onLoad">
            <text:p/>
          </draw:image>
          <draw:image xlink:href="Pictures/1000020100000019000000193DC406448B500A22.png" xlink:type="simple" xlink:show="embed" xlink:actuate="onLoad"/>
        </draw:frame>
        <draw:custom-shape draw:style-name="gr12" draw:text-style-name="P12" draw:layer="layout" svg:width="1.1cm" svg:height="1.1cm" svg:x="26.40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66cm" svg:height="0.66cm" svg:x="26.561cm" svg:y="14.441cm">
          <draw:image xlink:href="Pictures/100001F100000295000002959229E1247D53BFA2.svg" xlink:type="simple" xlink:show="embed" xlink:actuate="onLoad">
            <text:p/>
          </draw:image>
          <draw:image xlink:href="Pictures/10000201000000190000001961563E88354C5278.png" xlink:type="simple" xlink:show="embed" xlink:actuate="onLoad"/>
        </draw:frame>
        <draw:line draw:style-name="gr13" draw:text-style-name="P4" draw:layer="layout" svg:x1="0.3cm" svg:y1="4.6cm" svg:x2="18.098cm" svg:y2="4.6cm">
          <text:p/>
        </draw:line>
        <draw:frame draw:style-name="gr4" draw:text-style-name="P4" draw:layer="layout" svg:width="2.26cm" svg:height="2.26cm" svg:x="0.64cm" svg:y="1.9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13" draw:layer="layout" svg:width="6.3cm" svg:height="0.967cm" svg:x="3.4cm" svg:y="2.3cm">
          <draw:text-box>
            <text:p><text:span text:style-name="T6">Welcome to JEDI</text:span></text:p>
          </draw:text-box>
        </draw:frame>
        <draw:frame draw:style-name="gr14" draw:text-style-name="P14" draw:layer="layout" svg:width="12.4cm" svg:height="0.699cm" svg:x="3.4cm" svg:y="3.301cm">
          <draw:text-box>
            <text:p><text:span text:style-name="T7">JEDI is a live texting tool. </text:span></text:p>
          </draw:text-box>
        </draw:frame>
        <draw:custom-shape draw:style-name="gr15" draw:text-style-name="P15" draw:layer="layout" svg:width="17.798cm" svg:height="0.8cm" svg:x="0.3cm" svg:y="4.7cm">
          <text:p text:style-name="P6"><text:span text:style-name="T8">BennoBianco: Hall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16.783cm" svg:y="5cm">
          <draw:text-box>
            <text:p><text:span text:style-name="T9">16:25</text:span></text:p>
          </draw:text-box>
        </draw:frame>
        <draw:custom-shape draw:style-name="gr17" draw:text-style-name="P17" draw:layer="layout" svg:width="17.798cm" svg:height="0.8cm" svg:x="0.3cm" svg:y="5.501cm">
          <text:p text:style-name="P6"><text:span text:style-name="T5">Captainpast</text:span><text:span text:style-name="T8">: Hi (;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16.783cm" svg:y="5.801cm">
          <draw:text-box>
            <text:p><text:span text:style-name="T9">16:25</text:span></text:p>
          </draw:text-box>
        </draw:frame>
        <draw:g>
          <draw:custom-shape draw:style-name="gr18" draw:text-style-name="P18" draw:layer="layout" svg:width="0.955cm" svg:height="1cm" svg:x="0.3cm" svg:y="14.5cm">
            <text:p text:style-name="P6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227cm" svg:height="1cm" svg:x="1.073cm" svg:y="14.5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20" draw:layer="layout" svg:width="0.8cm" svg:height="0.8cm" svg:x="0.4cm" svg:y="14.6cm">
          <draw:image xlink:href="Pictures/100001FC000001F7000001F72EA807FA18672E79.svg" xlink:type="simple" xlink:show="embed" xlink:actuate="onLoad">
            <text:p/>
          </draw:image>
          <draw:image xlink:href="Pictures/100002010000001300000013627E6187B9C2CDDB.png" xlink:type="simple" xlink:show="embed" xlink:actuate="onLoad"/>
        </draw:frame>
        <draw:frame draw:style-name="gr21" draw:text-style-name="P22" draw:layer="layout" svg:width="28cm" svg:height="1cm" svg:x="0cm" svg:y="-1.3cm">
          <draw:text-box>
            <text:p text:style-name="P21">Chat (Desktop)</text:p>
          </draw:text-box>
        </draw:frame>
      </draw:page>
      <draw:page draw:name="page2" draw:style-name="dp1" draw:master-page-name="Standard">
        <draw:frame draw:style-name="gr21" draw:text-style-name="P22" draw:layer="layout" svg:width="28cm" svg:height="1cm" svg:x="0cm" svg:y="-1.3cm">
          <draw:text-box>
            <text:p text:style-name="P21">Chat (Mobil)</text:p>
          </draw:text-box>
        </draw:frame>
        <draw:custom-shape draw:style-name="gr22" draw:text-style-name="P1" draw:layer="layout" svg:width="16.6cm" svg:height="10.188cm" draw:transform="rotate (-1.5707963267949) translate (19.1cm -0.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8.9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0.2cm" svg:y="0.041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5" draw:layer="layout" svg:width="2.2cm" svg:height="0.967cm" svg:x="1.6cm" svg:y="0.263cm">
          <draw:text-box>
            <text:p><text:span text:style-name="T1">JEDI</text:span></text:p>
          </draw:text-box>
        </draw:frame>
        <draw:frame draw:style-name="gr24" draw:text-style-name="P20" draw:layer="layout" svg:width="0.802cm" svg:height="0.802cm" svg:x="7.8cm" svg:y="0.247cm">
          <draw:image xlink:href="Pictures/100000C8000001F7000001F74F08A667BCFAAE84.svg" xlink:type="simple" xlink:show="embed" xlink:actuate="onLoad">
            <text:p/>
          </draw:image>
          <draw:image xlink:href="Pictures/100002010000001300000013CD8D00564DD338EA.png" xlink:type="simple" xlink:show="embed" xlink:actuate="onLoad"/>
        </draw:frame>
        <draw:custom-shape draw:style-name="gr25" draw:text-style-name="P7" draw:layer="layout" svg:width="8.4cm" svg:height="1cm" svg:x="0.3cm" svg:y="14.501cm">
          <text:p text:style-name="P6"><text:span text:style-name="T2"><text:s text:c="8"/></text:span><text:span text:style-name="T2">Type here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7.6cm" svg:y="14.6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7.8cm" svg:y="14.669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g>
          <draw:custom-shape draw:style-name="gr18" draw:text-style-name="P18" draw:layer="layout" svg:width="0.955cm" svg:height="1cm" svg:x="0.3cm" svg:y="14.50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227cm" svg:height="1cm" svg:x="1.073cm" svg:y="14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0" draw:text-style-name="P20" draw:layer="layout" svg:width="0.8cm" svg:height="0.8cm" svg:x="0.4cm" svg:y="14.601cm">
          <draw:image xlink:href="Pictures/100001FC000001F7000001F72EA807FA18672E79.svg" xlink:type="simple" xlink:show="embed" xlink:actuate="onLoad">
            <text:p/>
          </draw:image>
          <draw:image xlink:href="Pictures/100002010000001300000013627E6187B9C2CDDB.png" xlink:type="simple" xlink:show="embed" xlink:actuate="onLoad"/>
        </draw:frame>
        <draw:line draw:style-name="gr13" draw:text-style-name="P4" draw:layer="layout" svg:x1="0.3cm" svg:y1="3.801cm" svg:x2="8.6cm" svg:y2="3.801cm">
          <text:p/>
        </draw:line>
        <draw:frame draw:style-name="gr4" draw:text-style-name="P4" draw:layer="layout" svg:width="1.759cm" svg:height="1.759cm" svg:x="0.34cm" svg:y="1.641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13" draw:layer="layout" svg:width="6.3cm" svg:height="0.967cm" svg:x="2.3cm" svg:y="1.701cm">
          <draw:text-box>
            <text:p><text:span text:style-name="T6">W</text:span><text:span text:style-name="T6">e</text:span><text:span text:style-name="T6">l</text:span><text:span text:style-name="T6">c</text:span><text:span text:style-name="T6">o</text:span><text:span text:style-name="T6">m</text:span><text:span text:style-name="T6">e</text:span><text:span text:style-name="T6"> </text:span><text:span text:style-name="T6">t</text:span><text:span text:style-name="T6">o</text:span><text:span text:style-name="T6"> </text:span><text:span text:style-name="T6">J</text:span><text:span text:style-name="T6">E</text:span><text:span text:style-name="T6">D</text:span><text:span text:style-name="T6">I</text:span></text:p>
          </draw:text-box>
        </draw:frame>
        <draw:frame draw:style-name="gr14" draw:text-style-name="P14" draw:layer="layout" svg:width="6.3cm" svg:height="0.699cm" svg:x="2.3cm" svg:y="2.702cm">
          <draw:text-box>
            <text:p><text:span text:style-name="T7">J</text:span><text:span text:style-name="T7">E</text:span><text:span text:style-name="T7">D</text:span><text:span text:style-name="T7">I </text:span><text:span text:style-name="T7">i</text:span><text:span text:style-name="T7">s </text:span><text:span text:style-name="T7">a </text:span><text:span text:style-name="T7">l</text:span><text:span text:style-name="T7">i</text:span><text:span text:style-name="T7">v</text:span><text:span text:style-name="T7">e </text:span><text:span text:style-name="T7">t</text:span><text:span text:style-name="T7">e</text:span><text:span text:style-name="T7">x</text:span><text:span text:style-name="T7">t</text:span><text:span text:style-name="T7">i</text:span><text:span text:style-name="T7">n</text:span><text:span text:style-name="T7">g </text:span><text:span text:style-name="T7">t</text:span><text:span text:style-name="T7">o</text:span><text:span text:style-name="T7">o</text:span><text:span text:style-name="T7">l</text:span><text:span text:style-name="T7">. </text:span></text:p>
          </draw:text-box>
        </draw:frame>
        <draw:custom-shape draw:style-name="gr26" draw:text-style-name="P15" draw:layer="layout" svg:width="8.3cm" svg:height="0.8cm" svg:x="0.3cm" svg:y="3.9cm">
          <text:p text:style-name="P6"><text:span text:style-name="T8">BennoBianco: Hall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7.283cm" svg:y="4.2cm">
          <draw:text-box>
            <text:p><text:span text:style-name="T9">1</text:span><text:span text:style-name="T9">6</text:span><text:span text:style-name="T9">:</text:span><text:span text:style-name="T9">2</text:span><text:span text:style-name="T9">5</text:span></text:p>
          </draw:text-box>
        </draw:frame>
        <draw:custom-shape draw:style-name="gr27" draw:text-style-name="P17" draw:layer="layout" svg:width="8.3cm" svg:height="0.8cm" svg:x="0.3cm" svg:y="4.701cm">
          <text:p text:style-name="P6"><text:span text:style-name="T5">Captainpast</text:span><text:span text:style-name="T8">: Hi (;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7.283cm" svg:y="5.001cm">
          <draw:text-box>
            <text:p><text:span text:style-name="T9">16</text:span><text:span text:style-name="T9">:2</text:span><text:span text:style-name="T9">5</text:span></text:p>
          </draw:text-box>
        </draw:frame>
        <draw:custom-shape draw:style-name="gr23" draw:text-style-name="P3" draw:layer="layout" svg:width="8.9cm" svg:height="1.3cm" svg:x="19.099cm" svg:y="0.0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16cm" svg:height="1.16cm" svg:x="19.299cm" svg:y="0.042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5" draw:layer="layout" svg:width="2.2cm" svg:height="0.967cm" svg:x="20.699cm" svg:y="0.264cm">
          <draw:text-box>
            <text:p><text:span text:style-name="T1">J</text:span><text:span text:style-name="T1">E</text:span><text:span text:style-name="T1">D</text:span><text:span text:style-name="T1">I</text:span></text:p>
          </draw:text-box>
        </draw:frame>
        <draw:custom-shape draw:style-name="gr25" draw:text-style-name="P7" draw:layer="layout" svg:width="8.4cm" svg:height="1cm" svg:x="19.399cm" svg:y="14.502cm">
          <text:p text:style-name="P6"><text:span text:style-name="T2"><text:s text:c="8"/></text:span><text:span text:style-name="T2">Type here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cm" svg:height="0.8cm" svg:x="26.699cm" svg:y="14.6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9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0.66cm" svg:height="0.66cm" svg:x="26.899cm" svg:y="14.67cm">
          <draw:image xlink:href="Pictures/100000C0000002950000029588EFF5B20480C253.svg" xlink:type="simple" xlink:show="embed" xlink:actuate="onLoad">
            <text:p/>
          </draw:image>
          <draw:image xlink:href="Pictures/100002010000001900000019CF05413DD96A0C20.png" xlink:type="simple" xlink:show="embed" xlink:actuate="onLoad"/>
        </draw:frame>
        <draw:g>
          <draw:custom-shape draw:style-name="gr18" draw:text-style-name="P18" draw:layer="layout" svg:width="0.955cm" svg:height="1cm" svg:x="19.399cm" svg:y="14.5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9" draw:layer="layout" svg:width="0.227cm" svg:height="1cm" svg:x="20.172cm" svg:y="14.5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0" draw:text-style-name="P20" draw:layer="layout" svg:width="0.8cm" svg:height="0.8cm" svg:x="19.499cm" svg:y="14.602cm">
          <draw:image xlink:href="Pictures/100001FC000001F7000001F72EA807FA18672E79.svg" xlink:type="simple" xlink:show="embed" xlink:actuate="onLoad">
            <text:p/>
          </draw:image>
          <draw:image xlink:href="Pictures/100002010000001300000013627E6187B9C2CDDB.png" xlink:type="simple" xlink:show="embed" xlink:actuate="onLoad"/>
        </draw:frame>
        <draw:line draw:style-name="gr13" draw:text-style-name="P4" draw:layer="layout" svg:x1="19.399cm" svg:y1="3.802cm" svg:x2="27.699cm" svg:y2="3.802cm">
          <text:p/>
        </draw:line>
        <draw:frame draw:style-name="gr4" draw:text-style-name="P4" draw:layer="layout" svg:width="1.759cm" svg:height="1.759cm" svg:x="19.439cm" svg:y="1.642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frame draw:style-name="gr5" draw:text-style-name="P13" draw:layer="layout" svg:width="6.3cm" svg:height="0.967cm" svg:x="21.399cm" svg:y="1.702cm">
          <draw:text-box>
            <text:p><text:span text:style-name="T6">Welcome to JEDI</text:span></text:p>
          </draw:text-box>
        </draw:frame>
        <draw:frame draw:style-name="gr14" draw:text-style-name="P14" draw:layer="layout" svg:width="6.3cm" svg:height="0.699cm" svg:x="21.399cm" svg:y="2.703cm">
          <draw:text-box>
            <text:p><text:span text:style-name="T7">JEDI is a live texting tool. </text:span></text:p>
          </draw:text-box>
        </draw:frame>
        <draw:custom-shape draw:style-name="gr26" draw:text-style-name="P15" draw:layer="layout" svg:width="8.3cm" svg:height="0.8cm" svg:x="19.399cm" svg:y="3.901cm">
          <text:p text:style-name="P6"><text:span text:style-name="T8">BennoBianco: Hallo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26.382cm" svg:y="4.201cm">
          <draw:text-box>
            <text:p><text:span text:style-name="T9">16:25</text:span></text:p>
          </draw:text-box>
        </draw:frame>
        <draw:custom-shape draw:style-name="gr27" draw:text-style-name="P17" draw:layer="layout" svg:width="8.3cm" svg:height="0.8cm" svg:x="19.399cm" svg:y="4.702cm">
          <text:p text:style-name="P6"><text:span text:style-name="T5">Captainpast</text:span><text:span text:style-name="T8">: Hi (;</text:span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.517cm" svg:height="0.577cm" svg:x="26.382cm" svg:y="5.002cm">
          <draw:text-box>
            <text:p><text:span text:style-name="T9">16:25</text:span></text:p>
          </draw:text-box>
        </draw:frame>
        <draw:g>
          <draw:custom-shape draw:style-name="gr28" draw:text-style-name="P1" draw:layer="layout" svg:width="6.9cm" svg:height="14.45cm" svg:x="21.1cm" svg:y="1.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8.7cm" svg:height="0.9cm" svg:x="21.199cm" svg:y="1.6cm">
            <draw:text-box>
              <text:p><text:span text:style-name="T3">Room: /creator</text:span></text:p>
            </draw:text-box>
          </draw:frame>
          <draw:frame draw:style-name="gr9" draw:text-style-name="P9" draw:layer="layout" svg:width="8.7cm" svg:height="0.767cm" svg:x="21.199cm" svg:y="2.6cm">
            <draw:text-box>
              <text:p><text:span text:style-name="T4">2 Participants:</text:span></text:p>
            </draw:text-box>
          </draw:frame>
          <draw:frame draw:style-name="gr4" draw:text-style-name="P4" draw:layer="layout" svg:width="0.66cm" svg:height="0.66cm" svg:x="21.599cm" svg:y="3.5cm">
            <draw:image xlink:href="Pictures/10000180000002950000029521297FBB41CAF42A.svg" xlink:type="simple" xlink:show="embed" xlink:actuate="onLoad">
              <text:p/>
            </draw:image>
            <draw:image xlink:href="Pictures/100002010000001900000019A238BA082ACA8C65.png" xlink:type="simple" xlink:show="embed" xlink:actuate="onLoad"/>
          </draw:frame>
          <draw:frame draw:style-name="gr10" draw:text-style-name="P10" draw:layer="layout" svg:width="7.8cm" svg:height="0.708cm" svg:x="22.299cm" svg:y="3.5cm">
            <draw:text-box>
              <text:p><text:span text:style-name="T5">BennoBianco(you)</text:span></text:p>
            </draw:text-box>
          </draw:frame>
          <draw:frame draw:style-name="gr4" draw:text-style-name="P4" draw:layer="layout" svg:width="0.66cm" svg:height="0.66cm" svg:x="21.599cm" svg:y="4.4cm">
            <draw:image xlink:href="Pictures/10000180000002950000029521297FBB41CAF42A.svg" xlink:type="simple" xlink:show="embed" xlink:actuate="onLoad">
              <text:p/>
            </draw:image>
            <draw:image xlink:href="Pictures/100002010000001900000019A238BA082ACA8C65.png" xlink:type="simple" xlink:show="embed" xlink:actuate="onLoad"/>
          </draw:frame>
          <draw:frame draw:style-name="gr10" draw:text-style-name="P10" draw:layer="layout" svg:width="7.8cm" svg:height="0.708cm" svg:x="22.299cm" svg:y="4.4cm">
            <draw:text-box>
              <text:p><text:span text:style-name="T5">Captainpast</text:span></text:p>
            </draw:text-box>
          </draw:frame>
          <draw:custom-shape draw:style-name="gr11" draw:text-style-name="P11" draw:layer="layout" svg:width="1.1cm" svg:height="1.1cm" svg:x="2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0.66cm" svg:height="0.66cm" svg:x="25.208cm" svg:y="14.44cm">
            <draw:image xlink:href="Pictures/100000F70000029500000295D872DED80777487E.svg" xlink:type="simple" xlink:show="embed" xlink:actuate="onLoad">
              <text:p/>
            </draw:image>
            <draw:image xlink:href="Pictures/1000020100000019000000193DC406448B500A22.png" xlink:type="simple" xlink:show="embed" xlink:actuate="onLoad"/>
          </draw:frame>
          <draw:custom-shape draw:style-name="gr12" draw:text-style-name="P12" draw:layer="layout" svg:width="1.1cm" svg:height="1.1cm" svg:x="26.401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0.66cm" svg:height="0.66cm" svg:x="26.561cm" svg:y="14.441cm">
            <draw:image xlink:href="Pictures/100001F100000295000002959229E1247D53BFA2.svg" xlink:type="simple" xlink:show="embed" xlink:actuate="onLoad">
              <text:p/>
            </draw:image>
            <draw:image xlink:href="Pictures/10000201000000190000001961563E88354C5278.png" xlink:type="simple" xlink:show="embed" xlink:actuate="onLoad"/>
          </draw:frame>
          <draw:custom-shape draw:style-name="gr29" draw:text-style-name="P23" draw:layer="layout" svg:width="2cm" svg:height="14.45cm" svg:x="19.1cm" svg:y="1.3cm">
            <text:p/>
            <draw:enhanced-geometry svg:viewBox="0 0 21600 21600" draw:type="rectangle" draw:enhanced-path="M 0 0 L 21600 0 21600 21600 0 21600 0 0 Z N"/>
          </draw:custom-shape>
        </draw:g>
        <draw:frame draw:style-name="gr24" draw:text-style-name="P20" draw:layer="layout" svg:width="0.798cm" svg:height="0.798cm" svg:x="26.901cm" svg:y="0.25cm">
          <draw:image xlink:href="Pictures/10000100000001F7000001F73CABA3BB502B421E.svg" xlink:type="simple" xlink:show="embed" xlink:actuate="onLoad">
            <text:p/>
          </draw:image>
          <draw:image xlink:href="Pictures/100002010000001300000013E6146E0D79540C01.png" xlink:type="simple" xlink:show="embed" xlink:actuate="onLoad"/>
        </draw:frame>
      </draw:page>
      <draw:page draw:name="page3" draw:style-name="dp1" draw:master-page-name="Standard">
        <draw:frame draw:style-name="gr4" draw:text-style-name="P4" draw:layer="layout" svg:width="10.96cm" svg:height="10.96cm" svg:x="8.3cm" svg:y="2.4cm">
          <draw:image xlink:href="Pictures/1000115100000295000002950C342C4E2C384DBD.svg" xlink:type="simple" xlink:show="embed" xlink:actuate="onLoad">
            <text:p/>
          </draw:image>
          <draw:image xlink:href="Pictures/1000020100000019000000194F1A01C94F5D9B70.png" xlink:type="simple" xlink:show="embed" xlink:actuate="onLoad"/>
        </draw:frame>
        <draw:custom-shape draw:style-name="gr30" draw:text-style-name="P24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27.8cm" svg:height="1.292cm" svg:x="0.2cm" svg:y="5.5cm">
          <draw:text-box>
            <text:p text:style-name="P25"><text:span text:style-name="T10">type in your nickname and enter</text:span></text:p>
          </draw:text-box>
        </draw:frame>
        <draw:line draw:style-name="gr32" draw:text-style-name="P27" draw:layer="layout" svg:x1="11cm" svg:y1="8.9cm" svg:x2="17.5cm" svg:y2="8.9cm">
          <text:p/>
        </draw:line>
        <draw:frame draw:style-name="gr33" draw:text-style-name="P28" draw:layer="layout" svg:width="5.619cm" svg:height="1.2cm" svg:x="11.581cm" svg:y="8cm">
          <draw:text-box>
            <text:p><text:span text:style-name="T11">BennoBianco</text:span></text:p>
          </draw:text-box>
        </draw:frame>
        <draw:frame draw:style-name="gr21" draw:text-style-name="P22" draw:layer="layout" svg:width="28cm" svg:height="1cm" svg:x="0cm" svg:y="-1.3cm">
          <draw:text-box>
            <text:p text:style-name="P21"><text:span text:style-name="T12">Join</text:span> Chat (Desktop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14:11:12.025637021</meta:creation-date>
    <dc:date>2020-06-01T19:00:22.216231571</dc:date>
    <meta:editing-duration>PT2H12M32S</meta:editing-duration>
    <meta:editing-cycles>30</meta:editing-cycles>
    <meta:generator>LibreOffice/6.0.7.3$Linux_X86_64 LibreOffice_project/00m0$Build-3</meta:generator>
    <meta:document-statistic meta:object-count="90"/>
  </office:meta>
</office:document-meta>
</file>